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in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ubl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3</text:p>
          </table:table-cell>
          <table:table-cell office:value-type="string" calcext:value-type="string">
            <text:p>10.4.104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]=&quot;&quot;; LEFT([.B2]; 3)=&quot;10.&quot;;; LEFT([.B2]; 3)=&quot;172.&quot;; LEFT([.B2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table:formula="of:=ROWS([.A2:.A214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f01199430</text:p>
          </table:table-cell>
          <table:table-cell office:value-type="string" calcext:value-type="string">
            <text:p>212.6.53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]=&quot;&quot;; LEFT([.B3]; 3)=&quot;10.&quot;;; LEFT([.B3]; 3)=&quot;172.&quot;; LEFT([.B3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ps</text:p>
          </table:table-cell>
          <table:table-cell table:formula="of:=COUNTA([.B2:.B214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01199442</text:p>
          </table:table-cell>
          <table:table-cell office:value-type="string" calcext:value-type="string">
            <text:p>212.6.53.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]=&quot;&quot;; LEFT([.B4]; 3)=&quot;10.&quot;;; LEFT([.B4]; 3)=&quot;172.&quot;; LEFT([.B4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blic Ips</text:p>
          </table:table-cell>
          <table:table-cell table:formula="of:=SUM([.E2:.E214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0883202</text:p>
          </table:table-cell>
          <table:table-cell office:value-type="string" calcext:value-type="string">
            <text:p>10.6.13.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]=&quot;&quot;; LEFT([.B5]; 3)=&quot;10.&quot;;; LEFT([.B5]; 3)=&quot;172.&quot;; LEFT([.B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467</text:p>
          </table:table-cell>
          <table:table-cell office:value-type="string" calcext:value-type="string">
            <text:p>151.252.13.1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]=&quot;&quot;; LEFT([.B6]; 3)=&quot;10.&quot;;; LEFT([.B6]; 3)=&quot;172.&quot;; LEFT([.B6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b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0707721</text:p>
          </table:table-cell>
          <table:table-cell office:value-type="string" calcext:value-type="string">
            <text:p>212.6.53.199</text:p>
          </table:table-cell>
          <table:table-cell office:value-type="float" office:value="52.3824" calcext:value-type="float">
            <text:p>52.3824</text:p>
          </table:table-cell>
          <table:table-cell office:value-type="float" office:value="4.8995" calcext:value-type="float">
            <text:p>4.8995</text:p>
          </table:table-cell>
          <table:table-cell table:formula="of:=IF( OR([.B7]=&quot;&quot;; LEFT([.B7]; 3)=&quot;10.&quot;;; LEFT([.B7]; 3)=&quot;172.&quot;; LEFT([.B7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gs by d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0100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8]=&quot;&quot;; LEFT([.B8]; 3)=&quot;10.&quot;;; LEFT([.B8]; 3)=&quot;172.&quot;; LEFT([.B8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011184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]=&quot;&quot;; LEFT([.B9]; 3)=&quot;10.&quot;;; LEFT([.B9]; 3)=&quot;172.&quot;; LEFT([.B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352</text:p>
          </table:table-cell>
          <table:table-cell office:value-type="string" calcext:value-type="string">
            <text:p>79.160.79.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]=&quot;&quot;; LEFT([.B10]; 3)=&quot;10.&quot;;; LEFT([.B10]; 3)=&quot;172.&quot;; LEFT([.B10]; 3)=&quot;192.&quot;) ;0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sts by day</text:p>
          </table:table-cell>
          <table:table-cell table:style-name="ce1" table:formula="of:=[.I4]*[.I8]*[.I7]*[.I6]" office:value-type="float" office:value="99000" calcext:value-type="float">
            <text:p>99,000</text:p>
          </table:table-cell>
        </table:table-row>
        <table:table-row table:style-name="ro1">
          <table:table-cell office:value-type="string" calcext:value-type="string">
            <text:p>f0442383</text:p>
          </table:table-cell>
          <table:table-cell office:value-type="string" calcext:value-type="string">
            <text:p>10.5.101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]=&quot;&quot;; LEFT([.B11]; 3)=&quot;10.&quot;;; LEFT([.B11]; 3)=&quot;172.&quot;; LEFT([.B11]; 3)=&quot;192.&quot;) ;0;1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ts by week</text:p>
          </table:table-cell>
          <table:table-cell table:style-name="ce1" table:formula="of:=7*[.I10]" office:value-type="float" office:value="693000" calcext:value-type="float">
            <text:p>693,000</text:p>
          </table:table-cell>
        </table:table-row>
        <table:table-row table:style-name="ro1">
          <table:table-cell office:value-type="string" calcext:value-type="string">
            <text:p>f01201327</text:p>
          </table:table-cell>
          <table:table-cell office:value-type="string" calcext:value-type="string">
            <text:p>212.6.53.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]=&quot;&quot;; LEFT([.B12]; 3)=&quot;10.&quot;;; LEFT([.B12]; 3)=&quot;172.&quot;; LEFT([.B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7</text:p>
          </table:table-cell>
          <table:table-cell office:value-type="string" calcext:value-type="string">
            <text:p>69.126.46.133</text:p>
          </table:table-cell>
          <table:table-cell office:value-type="float" office:value="40.7135" calcext:value-type="float">
            <text:p>40.7135</text:p>
          </table:table-cell>
          <table:table-cell office:value-type="float" office:value="-73.3546" calcext:value-type="float">
            <text:p>-73.3546</text:p>
          </table:table-cell>
          <table:table-cell table:formula="of:=IF( OR([.B13]=&quot;&quot;; LEFT([.B13]; 3)=&quot;10.&quot;;; LEFT([.B13]; 3)=&quot;172.&quot;; LEFT([.B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99</text:p>
          </table:table-cell>
          <table:table-cell office:value-type="string" calcext:value-type="string">
            <text:p>66.114.139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]=&quot;&quot;; LEFT([.B14]; 3)=&quot;10.&quot;;; LEFT([.B14]; 3)=&quot;172.&quot;; LEFT([.B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42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]=&quot;&quot;; LEFT([.B15]; 3)=&quot;10.&quot;;; LEFT([.B15]; 3)=&quot;172.&quot;; LEFT([.B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3869</text:p>
          </table:table-cell>
          <table:table-cell office:value-type="string" calcext:value-type="string">
            <text:p>109.106.110.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]=&quot;&quot;; LEFT([.B16]; 3)=&quot;10.&quot;;; LEFT([.B16]; 3)=&quot;172.&quot;; LEFT([.B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712</text:p>
          </table:table-cell>
          <table:table-cell office:value-type="string" calcext:value-type="string">
            <text:p>10.10.1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]=&quot;&quot;; LEFT([.B17]; 3)=&quot;10.&quot;;; LEFT([.B17]; 3)=&quot;172.&quot;; LEFT([.B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2084</text:p>
          </table:table-cell>
          <table:table-cell office:value-type="string" calcext:value-type="string">
            <text:p>10.5.101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]=&quot;&quot;; LEFT([.B18]; 3)=&quot;10.&quot;;; LEFT([.B18]; 3)=&quot;172.&quot;; LEFT([.B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79</text:p>
          </table:table-cell>
          <table:table-cell office:value-type="string" calcext:value-type="string">
            <text:p>90.24.13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]=&quot;&quot;; LEFT([.B19]; 3)=&quot;10.&quot;;; LEFT([.B19]; 3)=&quot;172.&quot;; LEFT([.B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7516</text:p>
          </table:table-cell>
          <table:table-cell office:value-type="string" calcext:value-type="string">
            <text:p>115.231.84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]=&quot;&quot;; LEFT([.B20]; 3)=&quot;10.&quot;;; LEFT([.B20]; 3)=&quot;172.&quot;; LEFT([.B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85</text:p>
          </table:table-cell>
          <table:table-cell office:value-type="string" calcext:value-type="string">
            <text:p>59.20.180.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]=&quot;&quot;; LEFT([.B21]; 3)=&quot;10.&quot;;; LEFT([.B21]; 3)=&quot;172.&quot;; LEFT([.B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3</text:p>
          </table:table-cell>
          <table:table-cell office:value-type="string" calcext:value-type="string">
            <text:p>10.6.13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2]=&quot;&quot;; LEFT([.B22]; 3)=&quot;10.&quot;;; LEFT([.B22]; 3)=&quot;172.&quot;; LEFT([.B2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918</text:p>
          </table:table-cell>
          <table:table-cell office:value-type="string" calcext:value-type="string">
            <text:p>50.47.75.70</text:p>
          </table:table-cell>
          <table:table-cell office:value-type="float" office:value="47.6722" calcext:value-type="float">
            <text:p>47.6722</text:p>
          </table:table-cell>
          <table:table-cell office:value-type="float" office:value="-122.1257" calcext:value-type="float">
            <text:p>-122.1257</text:p>
          </table:table-cell>
          <table:table-cell table:formula="of:=IF( OR([.B23]=&quot;&quot;; LEFT([.B23]; 3)=&quot;10.&quot;;; LEFT([.B23]; 3)=&quot;172.&quot;; LEFT([.B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0</text:p>
          </table:table-cell>
          <table:table-cell office:value-type="string" calcext:value-type="string">
            <text:p>212.6.53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4]=&quot;&quot;; LEFT([.B24]; 3)=&quot;10.&quot;;; LEFT([.B24]; 3)=&quot;172.&quot;; LEFT([.B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840</text:p>
          </table:table-cell>
          <table:table-cell office:value-type="string" calcext:value-type="string">
            <text:p>220.86.32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5]=&quot;&quot;; LEFT([.B25]; 3)=&quot;10.&quot;;; LEFT([.B25]; 3)=&quot;172.&quot;; LEFT([.B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63</text:p>
          </table:table-cell>
          <table:table-cell office:value-type="string" calcext:value-type="string">
            <text:p>217.71.253.18,62.171.109.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6]=&quot;&quot;; LEFT([.B26]; 3)=&quot;10.&quot;;; LEFT([.B26]; 3)=&quot;172.&quot;; LEFT([.B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7382</text:p>
          </table:table-cell>
          <table:table-cell office:value-type="string" calcext:value-type="string">
            <text:p>10.0.14.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7]=&quot;&quot;; LEFT([.B27]; 3)=&quot;10.&quot;;; LEFT([.B27]; 3)=&quot;172.&quot;; LEFT([.B2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721</text:p>
          </table:table-cell>
          <table:table-cell office:value-type="string" calcext:value-type="string">
            <text:p>10.4.104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8]=&quot;&quot;; LEFT([.B28]; 3)=&quot;10.&quot;;; LEFT([.B28]; 3)=&quot;172.&quot;; LEFT([.B2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848</text:p>
          </table:table-cell>
          <table:table-cell office:value-type="string" calcext:value-type="string">
            <text:p>70.182.142.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9]=&quot;&quot;; LEFT([.B29]; 3)=&quot;10.&quot;;; LEFT([.B29]; 3)=&quot;172.&quot;; LEFT([.B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</text:p>
          </table:table-cell>
          <table:table-cell office:value-type="string" calcext:value-type="string">
            <text:p>108.89.91.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0]=&quot;&quot;; LEFT([.B30]; 3)=&quot;10.&quot;;; LEFT([.B30]; 3)=&quot;172.&quot;; LEFT([.B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576</text:p>
          </table:table-cell>
          <table:table-cell office:value-type="string" calcext:value-type="string">
            <text:p>185.50.195.1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1]=&quot;&quot;; LEFT([.B31]; 3)=&quot;10.&quot;;; LEFT([.B31]; 3)=&quot;172.&quot;; LEFT([.B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8862</text:p>
          </table:table-cell>
          <table:table-cell office:value-type="string" calcext:value-type="string">
            <text:p>212.6.53.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2]=&quot;&quot;; LEFT([.B32]; 3)=&quot;10.&quot;;; LEFT([.B32]; 3)=&quot;172.&quot;; LEFT([.B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5</text:p>
          </table:table-cell>
          <table:table-cell office:value-type="string" calcext:value-type="string">
            <text:p>10.21.1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3]=&quot;&quot;; LEFT([.B33]; 3)=&quot;10.&quot;;; LEFT([.B33]; 3)=&quot;172.&quot;; LEFT([.B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419</text:p>
          </table:table-cell>
          <table:table-cell office:value-type="string" calcext:value-type="string">
            <text:p>65.27.61.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4]=&quot;&quot;; LEFT([.B34]; 3)=&quot;10.&quot;;; LEFT([.B34]; 3)=&quot;172.&quot;; LEFT([.B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73157</text:p>
          </table:table-cell>
          <table:table-cell office:value-type="string" calcext:value-type="string">
            <text:p>180.189.1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5]=&quot;&quot;; LEFT([.B35]; 3)=&quot;10.&quot;;; LEFT([.B35]; 3)=&quot;172.&quot;; LEFT([.B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36]=&quot;&quot;; LEFT([.B36]; 3)=&quot;10.&quot;;; LEFT([.B36]; 3)=&quot;172.&quot;; LEFT([.B3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322</text:p>
          </table:table-cell>
          <table:table-cell office:value-type="string" calcext:value-type="string">
            <text:p>216.145.12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7]=&quot;&quot;; LEFT([.B37]; 3)=&quot;10.&quot;;; LEFT([.B37]; 3)=&quot;172.&quot;; LEFT([.B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6</text:p>
          </table:table-cell>
          <table:table-cell office:value-type="string" calcext:value-type="string">
            <text:p>67.212.85.196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38]=&quot;&quot;; LEFT([.B38]; 3)=&quot;10.&quot;;; LEFT([.B38]; 3)=&quot;172.&quot;; LEFT([.B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095</text:p>
          </table:table-cell>
          <table:table-cell office:value-type="string" calcext:value-type="string">
            <text:p>182.140.253.81,10.3.103.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39]=&quot;&quot;; LEFT([.B39]; 3)=&quot;10.&quot;;; LEFT([.B39]; 3)=&quot;172.&quot;; LEFT([.B3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1</text:p>
          </table:table-cell>
          <table:table-cell office:value-type="string" calcext:value-type="string">
            <text:p>10.21.1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0]=&quot;&quot;; LEFT([.B40]; 3)=&quot;10.&quot;;; LEFT([.B40]; 3)=&quot;172.&quot;; LEFT([.B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4</text:p>
          </table:table-cell>
          <table:table-cell office:value-type="string" calcext:value-type="string">
            <text:p>67.212.85.1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1]=&quot;&quot;; LEFT([.B41]; 3)=&quot;10.&quot;;; LEFT([.B41]; 3)=&quot;172.&quot;; LEFT([.B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551</text:p>
          </table:table-cell>
          <table:table-cell office:value-type="string" calcext:value-type="string">
            <text:p>185.37.216.82,2a04:7340:0:1002::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2]=&quot;&quot;; LEFT([.B42]; 3)=&quot;10.&quot;;; LEFT([.B42]; 3)=&quot;172.&quot;; LEFT([.B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379</text:p>
          </table:table-cell>
          <table:table-cell office:value-type="string" calcext:value-type="string">
            <text:p>112.216.168.43</text:p>
          </table:table-cell>
          <table:table-cell office:value-type="float" office:value="37.9048" calcext:value-type="float">
            <text:p>37.9048</text:p>
          </table:table-cell>
          <table:table-cell office:value-type="float" office:value="127.0497" calcext:value-type="float">
            <text:p>127.0497</text:p>
          </table:table-cell>
          <table:table-cell table:formula="of:=IF( OR([.B43]=&quot;&quot;; LEFT([.B43]; 3)=&quot;10.&quot;;; LEFT([.B43]; 3)=&quot;172.&quot;; LEFT([.B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17</text:p>
          </table:table-cell>
          <table:table-cell office:value-type="string" calcext:value-type="string">
            <text:p>62.4.68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4]=&quot;&quot;; LEFT([.B44]; 3)=&quot;10.&quot;;; LEFT([.B44]; 3)=&quot;172.&quot;; LEFT([.B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6</text:p>
          </table:table-cell>
          <table:table-cell office:value-type="string" calcext:value-type="string">
            <text:p>81.82.220.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5]=&quot;&quot;; LEFT([.B45]; 3)=&quot;10.&quot;;; LEFT([.B45]; 3)=&quot;172.&quot;; LEFT([.B4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1</text:p>
          </table:table-cell>
          <table:table-cell office:value-type="string" calcext:value-type="string">
            <text:p>69.28.64.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6]=&quot;&quot;; LEFT([.B46]; 3)=&quot;10.&quot;;; LEFT([.B46]; 3)=&quot;172.&quot;; LEFT([.B4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1143</text:p>
          </table:table-cell>
          <table:table-cell office:value-type="string" calcext:value-type="string">
            <text:p>47.119.133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7]=&quot;&quot;; LEFT([.B47]; 3)=&quot;10.&quot;;; LEFT([.B47]; 3)=&quot;172.&quot;; LEFT([.B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396</text:p>
          </table:table-cell>
          <table:table-cell office:value-type="string" calcext:value-type="string">
            <text:p>185.37.217.6,2a04:7340:0:1002::16</text:p>
          </table:table-cell>
          <table:table-cell office:value-type="float" office:value="51.4964" calcext:value-type="float">
            <text:p>51.4964</text:p>
          </table:table-cell>
          <table:table-cell office:value-type="float" office:value="-0.1224" calcext:value-type="float">
            <text:p>-0.1224</text:p>
          </table:table-cell>
          <table:table-cell table:formula="of:=IF( OR([.B48]=&quot;&quot;; LEFT([.B48]; 3)=&quot;10.&quot;;; LEFT([.B48]; 3)=&quot;172.&quot;; LEFT([.B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07045</text:p>
          </table:table-cell>
          <table:table-cell office:value-type="string" calcext:value-type="string">
            <text:p>212.6.53.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49]=&quot;&quot;; LEFT([.B49]; 3)=&quot;10.&quot;;; LEFT([.B49]; 3)=&quot;172.&quot;; LEFT([.B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229</text:p>
          </table:table-cell>
          <table:table-cell office:value-type="string" calcext:value-type="string">
            <text:p>8.209.65.6,172.18.42.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0]=&quot;&quot;; LEFT([.B50]; 3)=&quot;10.&quot;;; LEFT([.B50]; 3)=&quot;172.&quot;; LEFT([.B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7</text:p>
          </table:table-cell>
          <table:table-cell office:value-type="string" calcext:value-type="string">
            <text:p>193.187.88.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1]=&quot;&quot;; LEFT([.B51]; 3)=&quot;10.&quot;;; LEFT([.B51]; 3)=&quot;172.&quot;; LEFT([.B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768</text:p>
          </table:table-cell>
          <table:table-cell office:value-type="string" calcext:value-type="string">
            <text:p>116.87.201.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2]=&quot;&quot;; LEFT([.B52]; 3)=&quot;10.&quot;;; LEFT([.B52]; 3)=&quot;172.&quot;; LEFT([.B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42</text:p>
          </table:table-cell>
          <table:table-cell office:value-type="string" calcext:value-type="string">
            <text:p>108.6.195.244</text:p>
          </table:table-cell>
          <table:table-cell office:value-type="float" office:value="40.726" calcext:value-type="float">
            <text:p>40.726</text:p>
          </table:table-cell>
          <table:table-cell office:value-type="float" office:value="-73.848" calcext:value-type="float">
            <text:p>-73.848</text:p>
          </table:table-cell>
          <table:table-cell table:formula="of:=IF( OR([.B53]=&quot;&quot;; LEFT([.B53]; 3)=&quot;10.&quot;;; LEFT([.B53]; 3)=&quot;172.&quot;; LEFT([.B5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896</text:p>
          </table:table-cell>
          <table:table-cell office:value-type="string" calcext:value-type="string">
            <text:p>85.11.148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4]=&quot;&quot;; LEFT([.B54]; 3)=&quot;10.&quot;;; LEFT([.B54]; 3)=&quot;172.&quot;; LEFT([.B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86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5]=&quot;&quot;; LEFT([.B55]; 3)=&quot;10.&quot;;; LEFT([.B55]; 3)=&quot;172.&quot;; LEFT([.B5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378</text:p>
          </table:table-cell>
          <table:table-cell office:value-type="string" calcext:value-type="string">
            <text:p>94.155.124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6]=&quot;&quot;; LEFT([.B56]; 3)=&quot;10.&quot;;; LEFT([.B56]; 3)=&quot;172.&quot;; LEFT([.B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5994</text:p>
          </table:table-cell>
          <table:table-cell office:value-type="string" calcext:value-type="string">
            <text:p>211.47.48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57]=&quot;&quot;; LEFT([.B57]; 3)=&quot;10.&quot;;; LEFT([.B57]; 3)=&quot;172.&quot;; LEFT([.B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48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58]=&quot;&quot;; LEFT([.B58]; 3)=&quot;10.&quot;;; LEFT([.B58]; 3)=&quot;172.&quot;; LEFT([.B5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8369</text:p>
          </table:table-cell>
          <table:table-cell office:value-type="string" calcext:value-type="string">
            <text:p>154.3.222.86</text:p>
          </table:table-cell>
          <table:table-cell office:value-type="float" office:value="42.3611" calcext:value-type="float">
            <text:p>42.3611</text:p>
          </table:table-cell>
          <table:table-cell office:value-type="float" office:value="-71.0518" calcext:value-type="float">
            <text:p>-71.0518</text:p>
          </table:table-cell>
          <table:table-cell table:formula="of:=IF( OR([.B59]=&quot;&quot;; LEFT([.B59]; 3)=&quot;10.&quot;;; LEFT([.B59]; 3)=&quot;172.&quot;; LEFT([.B5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99083</text:p>
          </table:table-cell>
          <table:table-cell office:value-type="string" calcext:value-type="string">
            <text:p>118.37.4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0]=&quot;&quot;; LEFT([.B60]; 3)=&quot;10.&quot;;; LEFT([.B60]; 3)=&quot;172.&quot;; LEFT([.B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3206</text:p>
          </table:table-cell>
          <table:table-cell office:value-type="string" calcext:value-type="string">
            <text:p>10.0.14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1]=&quot;&quot;; LEFT([.B61]; 3)=&quot;10.&quot;;; LEFT([.B61]; 3)=&quot;172.&quot;; LEFT([.B6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59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2]=&quot;&quot;; LEFT([.B62]; 3)=&quot;10.&quot;;; LEFT([.B62]; 3)=&quot;172.&quot;; LEFT([.B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4957</text:p>
          </table:table-cell>
          <table:table-cell office:value-type="string" calcext:value-type="string">
            <text:p>47.108.169.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3]=&quot;&quot;; LEFT([.B63]; 3)=&quot;10.&quot;;; LEFT([.B63]; 3)=&quot;172.&quot;; LEFT([.B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2824</text:p>
          </table:table-cell>
          <table:table-cell office:value-type="string" calcext:value-type="string">
            <text:p>104.54.236.61</text:p>
          </table:table-cell>
          <table:table-cell office:value-type="float" office:value="30.5034" calcext:value-type="float">
            <text:p>30.5034</text:p>
          </table:table-cell>
          <table:table-cell office:value-type="float" office:value="-97.7494" calcext:value-type="float">
            <text:p>-97.7494</text:p>
          </table:table-cell>
          <table:table-cell table:formula="of:=IF( OR([.B64]=&quot;&quot;; LEFT([.B64]; 3)=&quot;10.&quot;;; LEFT([.B64]; 3)=&quot;172.&quot;; LEFT([.B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6703</text:p>
          </table:table-cell>
          <table:table-cell office:value-type="string" calcext:value-type="string">
            <text:p>76.9.186.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5]=&quot;&quot;; LEFT([.B65]; 3)=&quot;10.&quot;;; LEFT([.B65]; 3)=&quot;172.&quot;; LEFT([.B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7505</text:p>
          </table:table-cell>
          <table:table-cell office:value-type="string" calcext:value-type="string">
            <text:p>10.10.8.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6]=&quot;&quot;; LEFT([.B66]; 3)=&quot;10.&quot;;; LEFT([.B66]; 3)=&quot;172.&quot;; LEFT([.B6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8790</text:p>
          </table:table-cell>
          <table:table-cell office:value-type="string" calcext:value-type="string">
            <text:p>202.149.21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7]=&quot;&quot;; LEFT([.B67]; 3)=&quot;10.&quot;;; LEFT([.B67]; 3)=&quot;172.&quot;; LEFT([.B6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330</text:p>
          </table:table-cell>
          <table:table-cell office:value-type="string" calcext:value-type="string">
            <text:p>80.11.23.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68]=&quot;&quot;; LEFT([.B68]; 3)=&quot;10.&quot;;; LEFT([.B68]; 3)=&quot;172.&quot;; LEFT([.B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91</text:p>
          </table:table-cell>
          <table:table-cell office:value-type="string" calcext:value-type="string">
            <text:p>119.136.31.227</text:p>
          </table:table-cell>
          <table:table-cell office:value-type="float" office:value="22.5318" calcext:value-type="float">
            <text:p>22.5318</text:p>
          </table:table-cell>
          <table:table-cell office:value-type="float" office:value="114.1374" calcext:value-type="float">
            <text:p>114.1374</text:p>
          </table:table-cell>
          <table:table-cell table:formula="of:=IF( OR([.B69]=&quot;&quot;; LEFT([.B69]; 3)=&quot;10.&quot;;; LEFT([.B69]; 3)=&quot;172.&quot;; LEFT([.B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20</text:p>
          </table:table-cell>
          <table:table-cell office:value-type="string" calcext:value-type="string">
            <text:p>80.82.17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0]=&quot;&quot;; LEFT([.B70]; 3)=&quot;10.&quot;;; LEFT([.B70]; 3)=&quot;172.&quot;; LEFT([.B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1840</text:p>
          </table:table-cell>
          <table:table-cell office:value-type="string" calcext:value-type="string">
            <text:p>67.212.85.2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1]=&quot;&quot;; LEFT([.B71]; 3)=&quot;10.&quot;;; LEFT([.B71]; 3)=&quot;172.&quot;; LEFT([.B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1542</text:p>
          </table:table-cell>
          <table:table-cell office:value-type="string" calcext:value-type="string">
            <text:p>10.10.8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2]=&quot;&quot;; LEFT([.B72]; 3)=&quot;10.&quot;;; LEFT([.B72]; 3)=&quot;172.&quot;; LEFT([.B7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488</text:p>
          </table:table-cell>
          <table:table-cell office:value-type="string" calcext:value-type="string">
            <text:p>112.220.118.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3]=&quot;&quot;; LEFT([.B73]; 3)=&quot;10.&quot;;; LEFT([.B73]; 3)=&quot;172.&quot;; LEFT([.B7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811</text:p>
          </table:table-cell>
          <table:table-cell office:value-type="string" calcext:value-type="string">
            <text:p>118.184.169.167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74]=&quot;&quot;; LEFT([.B74]; 3)=&quot;10.&quot;;; LEFT([.B74]; 3)=&quot;172.&quot;; LEFT([.B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7183</text:p>
          </table:table-cell>
          <table:table-cell office:value-type="string" calcext:value-type="string">
            <text:p>38.122.230.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5]=&quot;&quot;; LEFT([.B75]; 3)=&quot;10.&quot;;; LEFT([.B75]; 3)=&quot;172.&quot;; LEFT([.B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87</text:p>
          </table:table-cell>
          <table:table-cell office:value-type="string" calcext:value-type="string">
            <text:p>67.212.85.1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6]=&quot;&quot;; LEFT([.B76]; 3)=&quot;10.&quot;;; LEFT([.B76]; 3)=&quot;172.&quot;; LEFT([.B7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671</text:p>
          </table:table-cell>
          <table:table-cell office:value-type="string" calcext:value-type="string">
            <text:p>59.138.253.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7]=&quot;&quot;; LEFT([.B77]; 3)=&quot;10.&quot;;; LEFT([.B77]; 3)=&quot;172.&quot;; LEFT([.B7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479</text:p>
          </table:table-cell>
          <table:table-cell office:value-type="string" calcext:value-type="string">
            <text:p>47.252.15.25,172.18.41.19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78]=&quot;&quot;; LEFT([.B78]; 3)=&quot;10.&quot;;; LEFT([.B78]; 3)=&quot;172.&quot;; LEFT([.B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98</text:p>
          </table:table-cell>
          <table:table-cell office:value-type="string" calcext:value-type="string">
            <text:p>116.207.131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79]=&quot;&quot;; LEFT([.B79]; 3)=&quot;10.&quot;;; LEFT([.B79]; 3)=&quot;172.&quot;; LEFT([.B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01</text:p>
          </table:table-cell>
          <table:table-cell office:value-type="string" calcext:value-type="string">
            <text:p>67.212.85.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0]=&quot;&quot;; LEFT([.B80]; 3)=&quot;10.&quot;;; LEFT([.B80]; 3)=&quot;172.&quot;; LEFT([.B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5078</text:p>
          </table:table-cell>
          <table:table-cell office:value-type="string" calcext:value-type="string">
            <text:p>216.87.68.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1]=&quot;&quot;; LEFT([.B81]; 3)=&quot;10.&quot;;; LEFT([.B81]; 3)=&quot;172.&quot;; LEFT([.B8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6324</text:p>
          </table:table-cell>
          <table:table-cell office:value-type="string" calcext:value-type="string">
            <text:p>118.190.15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2]=&quot;&quot;; LEFT([.B82]; 3)=&quot;10.&quot;;; LEFT([.B82]; 3)=&quot;172.&quot;; LEFT([.B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8</text:p>
          </table:table-cell>
          <table:table-cell office:value-type="string" calcext:value-type="string">
            <text:p>192.114.56.87</text:p>
          </table:table-cell>
          <table:table-cell office:value-type="float" office:value="31.5" calcext:value-type="float">
            <text:p>31.5</text:p>
          </table:table-cell>
          <table:table-cell office:value-type="float" office:value="34.75" calcext:value-type="float">
            <text:p>34.75</text:p>
          </table:table-cell>
          <table:table-cell table:formula="of:=IF( OR([.B83]=&quot;&quot;; LEFT([.B83]; 3)=&quot;10.&quot;;; LEFT([.B83]; 3)=&quot;172.&quot;; LEFT([.B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7535</text:p>
          </table:table-cell>
          <table:table-cell office:value-type="string" calcext:value-type="string">
            <text:p>67.212.85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4]=&quot;&quot;; LEFT([.B84]; 3)=&quot;10.&quot;;; LEFT([.B84]; 3)=&quot;172.&quot;; LEFT([.B8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17</text:p>
          </table:table-cell>
          <table:table-cell office:value-type="string" calcext:value-type="string">
            <text:p>207.194.41.1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5]=&quot;&quot;; LEFT([.B85]; 3)=&quot;10.&quot;;; LEFT([.B85]; 3)=&quot;172.&quot;; LEFT([.B8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47617</text:p>
          </table:table-cell>
          <table:table-cell office:value-type="string" calcext:value-type="string">
            <text:p>183.36.17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6]=&quot;&quot;; LEFT([.B86]; 3)=&quot;10.&quot;;; LEFT([.B86]; 3)=&quot;172.&quot;; LEFT([.B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6124</text:p>
          </table:table-cell>
          <table:table-cell office:value-type="string" calcext:value-type="string">
            <text:p>112.220.118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7]=&quot;&quot;; LEFT([.B87]; 3)=&quot;10.&quot;;; LEFT([.B87]; 3)=&quot;172.&quot;; LEFT([.B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3124</text:p>
          </table:table-cell>
          <table:table-cell office:value-type="string" calcext:value-type="string">
            <text:p>220.86.32.53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88]=&quot;&quot;; LEFT([.B88]; 3)=&quot;10.&quot;;; LEFT([.B88]; 3)=&quot;172.&quot;; LEFT([.B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9228</text:p>
          </table:table-cell>
          <table:table-cell office:value-type="string" calcext:value-type="string">
            <text:p>8.209.65.6,172.18.41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89]=&quot;&quot;; LEFT([.B89]; 3)=&quot;10.&quot;;; LEFT([.B89]; 3)=&quot;172.&quot;; LEFT([.B8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158</text:p>
          </table:table-cell>
          <table:table-cell office:value-type="string" calcext:value-type="string">
            <text:p>111.6.252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0]=&quot;&quot;; LEFT([.B90]; 3)=&quot;10.&quot;;; LEFT([.B90]; 3)=&quot;172.&quot;; LEFT([.B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78914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1]=&quot;&quot;; LEFT([.B91]; 3)=&quot;10.&quot;;; LEFT([.B91]; 3)=&quot;172.&quot;; LEFT([.B9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58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92]=&quot;&quot;; LEFT([.B92]; 3)=&quot;10.&quot;;; LEFT([.B92]; 3)=&quot;172.&quot;; LEFT([.B9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7</text:p>
          </table:table-cell>
          <table:table-cell office:value-type="string" calcext:value-type="string">
            <text:p>3.96.92.106</text:p>
          </table:table-cell>
          <table:table-cell office:value-type="float" office:value="45.4995" calcext:value-type="float">
            <text:p>45.4995</text:p>
          </table:table-cell>
          <table:table-cell office:value-type="float" office:value="-73.5848" calcext:value-type="float">
            <text:p>-73.5848</text:p>
          </table:table-cell>
          <table:table-cell table:formula="of:=IF( OR([.B93]=&quot;&quot;; LEFT([.B93]; 3)=&quot;10.&quot;;; LEFT([.B93]; 3)=&quot;172.&quot;; LEFT([.B9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45</text:p>
          </table:table-cell>
          <table:table-cell office:value-type="string" calcext:value-type="string">
            <text:p>62.172.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4]=&quot;&quot;; LEFT([.B94]; 3)=&quot;10.&quot;;; LEFT([.B94]; 3)=&quot;172.&quot;; LEFT([.B9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8632</text:p>
          </table:table-cell>
          <table:table-cell office:value-type="string" calcext:value-type="string">
            <text:p>103.94.227.2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5]=&quot;&quot;; LEFT([.B95]; 3)=&quot;10.&quot;;; LEFT([.B95]; 3)=&quot;172.&quot;; LEFT([.B9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5680</text:p>
          </table:table-cell>
          <table:table-cell office:value-type="string" calcext:value-type="string">
            <text:p>216.87.77.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6]=&quot;&quot;; LEFT([.B96]; 3)=&quot;10.&quot;;; LEFT([.B96]; 3)=&quot;172.&quot;; LEFT([.B9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2485</text:p>
          </table:table-cell>
          <table:table-cell office:value-type="string" calcext:value-type="string">
            <text:p>220.86.32.10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97]=&quot;&quot;; LEFT([.B97]; 3)=&quot;10.&quot;;; LEFT([.B97]; 3)=&quot;172.&quot;; LEFT([.B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87709</text:p>
          </table:table-cell>
          <table:table-cell office:value-type="string" calcext:value-type="string">
            <text:p>212.248.62.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8]=&quot;&quot;; LEFT([.B98]; 3)=&quot;10.&quot;;; LEFT([.B98]; 3)=&quot;172.&quot;; LEFT([.B9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429</text:p>
          </table:table-cell>
          <table:table-cell office:value-type="string" calcext:value-type="string">
            <text:p>112.220.118.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99]=&quot;&quot;; LEFT([.B99]; 3)=&quot;10.&quot;;; LEFT([.B99]; 3)=&quot;172.&quot;; LEFT([.B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132</text:p>
          </table:table-cell>
          <table:table-cell office:value-type="string" calcext:value-type="string">
            <text:p>43.254.10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0]=&quot;&quot;; LEFT([.B100]; 3)=&quot;10.&quot;;; LEFT([.B100]; 3)=&quot;172.&quot;; LEFT([.B1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4</text:p>
          </table:table-cell>
          <table:table-cell office:value-type="string" calcext:value-type="string">
            <text:p>141.138.64.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1]=&quot;&quot;; LEFT([.B101]; 3)=&quot;10.&quot;;; LEFT([.B101]; 3)=&quot;172.&quot;; LEFT([.B1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466</text:p>
          </table:table-cell>
          <table:table-cell office:value-type="string" calcext:value-type="string">
            <text:p>100.26.191.255</text:p>
          </table:table-cell>
          <table:table-cell office:value-type="float" office:value="39.0481" calcext:value-type="float">
            <text:p>39.0481</text:p>
          </table:table-cell>
          <table:table-cell office:value-type="float" office:value="-77.4728" calcext:value-type="float">
            <text:p>-77.4728</text:p>
          </table:table-cell>
          <table:table-cell table:formula="of:=IF( OR([.B102]=&quot;&quot;; LEFT([.B102]; 3)=&quot;10.&quot;;; LEFT([.B102]; 3)=&quot;172.&quot;; LEFT([.B10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36</text:p>
          </table:table-cell>
          <table:table-cell office:value-type="string" calcext:value-type="string">
            <text:p>62.185.102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3]=&quot;&quot;; LEFT([.B103]; 3)=&quot;10.&quot;;; LEFT([.B103]; 3)=&quot;172.&quot;; LEFT([.B10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353</text:p>
          </table:table-cell>
          <table:table-cell office:value-type="string" calcext:value-type="string">
            <text:p>194.45.196.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4]=&quot;&quot;; LEFT([.B104]; 3)=&quot;10.&quot;;; LEFT([.B104]; 3)=&quot;172.&quot;; LEFT([.B1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75769</text:p>
          </table:table-cell>
          <table:table-cell office:value-type="string" calcext:value-type="string">
            <text:p>206.71.88.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5]=&quot;&quot;; LEFT([.B105]; 3)=&quot;10.&quot;;; LEFT([.B105]; 3)=&quot;172.&quot;; LEFT([.B10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444</text:p>
          </table:table-cell>
          <table:table-cell office:value-type="string" calcext:value-type="string">
            <text:p>220.86.3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6]=&quot;&quot;; LEFT([.B106]; 3)=&quot;10.&quot;;; LEFT([.B106]; 3)=&quot;172.&quot;; LEFT([.B10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606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07]=&quot;&quot;; LEFT([.B107]; 3)=&quot;10.&quot;;; LEFT([.B107]; 3)=&quot;172.&quot;; LEFT([.B1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2606</text:p>
          </table:table-cell>
          <table:table-cell office:value-type="string" calcext:value-type="string">
            <text:p>220.86.32.2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8]=&quot;&quot;; LEFT([.B108]; 3)=&quot;10.&quot;;; LEFT([.B108]; 3)=&quot;172.&quot;; LEFT([.B10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6768</text:p>
          </table:table-cell>
          <table:table-cell office:value-type="string" calcext:value-type="string">
            <text:p>118.37.4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09]=&quot;&quot;; LEFT([.B109]; 3)=&quot;10.&quot;;; LEFT([.B109]; 3)=&quot;172.&quot;; LEFT([.B1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09</text:p>
          </table:table-cell>
          <table:table-cell office:value-type="string" calcext:value-type="string">
            <text:p>66.61.208.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0]=&quot;&quot;; LEFT([.B110]; 3)=&quot;10.&quot;;; LEFT([.B110]; 3)=&quot;172.&quot;; LEFT([.B1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8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11]=&quot;&quot;; LEFT([.B111]; 3)=&quot;10.&quot;;; LEFT([.B111]; 3)=&quot;172.&quot;; LEFT([.B11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0682</text:p>
          </table:table-cell>
          <table:table-cell office:value-type="string" calcext:value-type="string">
            <text:p>115.231.84.10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12]=&quot;&quot;; LEFT([.B112]; 3)=&quot;10.&quot;;; LEFT([.B112]; 3)=&quot;172.&quot;; LEFT([.B1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2030</text:p>
          </table:table-cell>
          <table:table-cell office:value-type="string" calcext:value-type="string">
            <text:p>98.109.104.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3]=&quot;&quot;; LEFT([.B113]; 3)=&quot;10.&quot;;; LEFT([.B113]; 3)=&quot;172.&quot;; LEFT([.B11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6207</text:p>
          </table:table-cell>
          <table:table-cell office:value-type="string" calcext:value-type="string">
            <text:p>222.239.103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4]=&quot;&quot;; LEFT([.B114]; 3)=&quot;10.&quot;;; LEFT([.B114]; 3)=&quot;172.&quot;; LEFT([.B1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516</text:p>
          </table:table-cell>
          <table:table-cell office:value-type="string" calcext:value-type="string">
            <text:p>192.35.244.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5]=&quot;&quot;; LEFT([.B115]; 3)=&quot;10.&quot;;; LEFT([.B115]; 3)=&quot;172.&quot;; LEFT([.B11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62</text:p>
          </table:table-cell>
          <table:table-cell office:value-type="string" calcext:value-type="string">
            <text:p>116.207.13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6]=&quot;&quot;; LEFT([.B116]; 3)=&quot;10.&quot;;; LEFT([.B116]; 3)=&quot;172.&quot;; LEFT([.B11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4184</text:p>
          </table:table-cell>
          <table:table-cell office:value-type="string" calcext:value-type="string">
            <text:p>112.220.118.122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17]=&quot;&quot;; LEFT([.B117]; 3)=&quot;10.&quot;;; LEFT([.B117]; 3)=&quot;172.&quot;; LEFT([.B11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33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8]=&quot;&quot;; LEFT([.B118]; 3)=&quot;10.&quot;;; LEFT([.B118]; 3)=&quot;172.&quot;; LEFT([.B11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9882</text:p>
          </table:table-cell>
          <table:table-cell office:value-type="string" calcext:value-type="string">
            <text:p>116.203.238.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19]=&quot;&quot;; LEFT([.B119]; 3)=&quot;10.&quot;;; LEFT([.B119]; 3)=&quot;172.&quot;; LEFT([.B11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100</text:p>
          </table:table-cell>
          <table:table-cell office:value-type="string" calcext:value-type="string">
            <text:p>79.119.122.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0]=&quot;&quot;; LEFT([.B120]; 3)=&quot;10.&quot;;; LEFT([.B120]; 3)=&quot;172.&quot;; LEFT([.B12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5949</text:p>
          </table:table-cell>
          <table:table-cell office:value-type="string" calcext:value-type="string">
            <text:p>210.220.66.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1]=&quot;&quot;; LEFT([.B121]; 3)=&quot;10.&quot;;; LEFT([.B121]; 3)=&quot;172.&quot;; LEFT([.B12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3272</text:p>
          </table:table-cell>
          <table:table-cell office:value-type="string" calcext:value-type="string">
            <text:p>89.20.96.58</text:p>
          </table:table-cell>
          <table:table-cell office:value-type="float" office:value="55.7386" calcext:value-type="float">
            <text:p>55.7386</text:p>
          </table:table-cell>
          <table:table-cell office:value-type="float" office:value="37.6068" calcext:value-type="float">
            <text:p>37.6068</text:p>
          </table:table-cell>
          <table:table-cell table:formula="of:=IF( OR([.B122]=&quot;&quot;; LEFT([.B122]; 3)=&quot;10.&quot;;; LEFT([.B122]; 3)=&quot;172.&quot;; LEFT([.B12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770</text:p>
          </table:table-cell>
          <table:table-cell office:value-type="string" calcext:value-type="string">
            <text:p>206.123.144.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3]=&quot;&quot;; LEFT([.B123]; 3)=&quot;10.&quot;;; LEFT([.B123]; 3)=&quot;172.&quot;; LEFT([.B12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9240</text:p>
          </table:table-cell>
          <table:table-cell office:value-type="string" calcext:value-type="string">
            <text:p>220.185.147.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4]=&quot;&quot;; LEFT([.B124]; 3)=&quot;10.&quot;;; LEFT([.B124]; 3)=&quot;172.&quot;; LEFT([.B12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64500</text:p>
          </table:table-cell>
          <table:table-cell office:value-type="string" calcext:value-type="string">
            <text:p>122.114.37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5]=&quot;&quot;; LEFT([.B125]; 3)=&quot;10.&quot;;; LEFT([.B125]; 3)=&quot;172.&quot;; LEFT([.B12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9172</text:p>
          </table:table-cell>
          <table:table-cell office:value-type="string" calcext:value-type="string">
            <text:p>172.20.100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6]=&quot;&quot;; LEFT([.B126]; 3)=&quot;10.&quot;;; LEFT([.B126]; 3)=&quot;172.&quot;; LEFT([.B12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400</text:p>
          </table:table-cell>
          <table:table-cell office:value-type="string" calcext:value-type="string">
            <text:p>67.212.85.201</text:p>
          </table:table-cell>
          <table:table-cell office:value-type="float" office:value="45.6549" calcext:value-type="float">
            <text:p>45.6549</text:p>
          </table:table-cell>
          <table:table-cell office:value-type="float" office:value="-72.9248" calcext:value-type="float">
            <text:p>-72.9248</text:p>
          </table:table-cell>
          <table:table-cell table:formula="of:=IF( OR([.B127]=&quot;&quot;; LEFT([.B127]; 3)=&quot;10.&quot;;; LEFT([.B127]; 3)=&quot;172.&quot;; LEFT([.B12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57</text:p>
          </table:table-cell>
          <table:table-cell office:value-type="string" calcext:value-type="string">
            <text:p>103.52.172.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8]=&quot;&quot;; LEFT([.B128]; 3)=&quot;10.&quot;;; LEFT([.B128]; 3)=&quot;172.&quot;; LEFT([.B12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530</text:p>
          </table:table-cell>
          <table:table-cell office:value-type="string" calcext:value-type="string">
            <text:p>172.17.32.53,47.252.15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29]=&quot;&quot;; LEFT([.B129]; 3)=&quot;10.&quot;;; LEFT([.B129]; 3)=&quot;172.&quot;; LEFT([.B12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208</text:p>
          </table:table-cell>
          <table:table-cell office:value-type="string" calcext:value-type="string">
            <text:p>23.100.45.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0]=&quot;&quot;; LEFT([.B130]; 3)=&quot;10.&quot;;; LEFT([.B130]; 3)=&quot;172.&quot;; LEFT([.B13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716</text:p>
          </table:table-cell>
          <table:table-cell office:value-type="string" calcext:value-type="string">
            <text:p>121.99.224.109</text:p>
          </table:table-cell>
          <table:table-cell office:value-type="float" office:value="-41.3675" calcext:value-type="float">
            <text:p>-41.3675</text:p>
          </table:table-cell>
          <table:table-cell office:value-type="float" office:value="174.7153" calcext:value-type="float">
            <text:p>174.7153</text:p>
          </table:table-cell>
          <table:table-cell table:formula="of:=IF( OR([.B131]=&quot;&quot;; LEFT([.B131]; 3)=&quot;10.&quot;;; LEFT([.B131]; 3)=&quot;172.&quot;; LEFT([.B13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8066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2]=&quot;&quot;; LEFT([.B132]; 3)=&quot;10.&quot;;; LEFT([.B132]; 3)=&quot;172.&quot;; LEFT([.B13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3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33]=&quot;&quot;; LEFT([.B133]; 3)=&quot;10.&quot;;; LEFT([.B133]; 3)=&quot;172.&quot;; LEFT([.B13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961</text:p>
          </table:table-cell>
          <table:table-cell office:value-type="string" calcext:value-type="string">
            <text:p>192.168.1.1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4]=&quot;&quot;; LEFT([.B134]; 3)=&quot;10.&quot;;; LEFT([.B134]; 3)=&quot;172.&quot;; LEFT([.B13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2313</text:p>
          </table:table-cell>
          <table:table-cell office:value-type="string" calcext:value-type="string">
            <text:p>220.86.32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5]=&quot;&quot;; LEFT([.B135]; 3)=&quot;10.&quot;;; LEFT([.B135]; 3)=&quot;172.&quot;; LEFT([.B13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4313</text:p>
          </table:table-cell>
          <table:table-cell office:value-type="string" calcext:value-type="string">
            <text:p>106.74.20.7,10.5.101.90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36]=&quot;&quot;; LEFT([.B136]; 3)=&quot;10.&quot;;; LEFT([.B136]; 3)=&quot;172.&quot;; LEFT([.B13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63173</text:p>
          </table:table-cell>
          <table:table-cell office:value-type="string" calcext:value-type="string">
            <text:p>220.86.32.1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7]=&quot;&quot;; LEFT([.B137]; 3)=&quot;10.&quot;;; LEFT([.B137]; 3)=&quot;172.&quot;; LEFT([.B13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26405</text:p>
          </table:table-cell>
          <table:table-cell office:value-type="string" calcext:value-type="string">
            <text:p>220.86.32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8]=&quot;&quot;; LEFT([.B138]; 3)=&quot;10.&quot;;; LEFT([.B138]; 3)=&quot;172.&quot;; LEFT([.B13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22</text:p>
          </table:table-cell>
          <table:table-cell office:value-type="string" calcext:value-type="string">
            <text:p>10.10.4.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39]=&quot;&quot;; LEFT([.B139]; 3)=&quot;10.&quot;;; LEFT([.B139]; 3)=&quot;172.&quot;; LEFT([.B13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2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0]=&quot;&quot;; LEFT([.B140]; 3)=&quot;10.&quot;;; LEFT([.B140]; 3)=&quot;172.&quot;; LEFT([.B140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65375</text:p>
          </table:table-cell>
          <table:table-cell office:value-type="string" calcext:value-type="string">
            <text:p>61.79.139.56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1]=&quot;&quot;; LEFT([.B141]; 3)=&quot;10.&quot;;; LEFT([.B141]; 3)=&quot;172.&quot;; LEFT([.B14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9608</text:p>
          </table:table-cell>
          <table:table-cell office:value-type="string" calcext:value-type="string">
            <text:p>82.193.83.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2]=&quot;&quot;; LEFT([.B142]; 3)=&quot;10.&quot;;; LEFT([.B142]; 3)=&quot;172.&quot;; LEFT([.B14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1959</text:p>
          </table:table-cell>
          <table:table-cell office:value-type="string" calcext:value-type="string">
            <text:p>172.18.42.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3]=&quot;&quot;; LEFT([.B143]; 3)=&quot;10.&quot;;; LEFT([.B143]; 3)=&quot;172.&quot;; LEFT([.B14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770</text:p>
          </table:table-cell>
          <table:table-cell office:value-type="string" calcext:value-type="string">
            <text:p>118.184.169.1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4]=&quot;&quot;; LEFT([.B144]; 3)=&quot;10.&quot;;; LEFT([.B144]; 3)=&quot;172.&quot;; LEFT([.B14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788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5]=&quot;&quot;; LEFT([.B145]; 3)=&quot;10.&quot;;; LEFT([.B145]; 3)=&quot;172.&quot;; LEFT([.B14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46]=&quot;&quot;; LEFT([.B146]; 3)=&quot;10.&quot;;; LEFT([.B146]; 3)=&quot;172.&quot;; LEFT([.B14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5497</text:p>
          </table:table-cell>
          <table:table-cell office:value-type="string" calcext:value-type="string">
            <text:p>220.86.32.177</text:p>
          </table:table-cell>
          <table:table-cell office:value-type="float" office:value="37.5944" calcext:value-type="float">
            <text:p>37.5944</text:p>
          </table:table-cell>
          <table:table-cell office:value-type="float" office:value="126.9864" calcext:value-type="float">
            <text:p>126.9864</text:p>
          </table:table-cell>
          <table:table-cell table:formula="of:=IF( OR([.B147]=&quot;&quot;; LEFT([.B147]; 3)=&quot;10.&quot;;; LEFT([.B147]; 3)=&quot;172.&quot;; LEFT([.B14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38467</text:p>
          </table:table-cell>
          <table:table-cell office:value-type="string" calcext:value-type="string">
            <text:p>175.207.91.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8]=&quot;&quot;; LEFT([.B148]; 3)=&quot;10.&quot;;; LEFT([.B148]; 3)=&quot;172.&quot;; LEFT([.B14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399</text:p>
          </table:table-cell>
          <table:table-cell office:value-type="string" calcext:value-type="string">
            <text:p>59.20.180.2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49]=&quot;&quot;; LEFT([.B149]; 3)=&quot;10.&quot;;; LEFT([.B149]; 3)=&quot;172.&quot;; LEFT([.B14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6102</text:p>
          </table:table-cell>
          <table:table-cell office:value-type="string" calcext:value-type="string">
            <text:p>8.209.65.6,172.18.41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0]=&quot;&quot;; LEFT([.B150]; 3)=&quot;10.&quot;;; LEFT([.B150]; 3)=&quot;172.&quot;; LEFT([.B15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8232</text:p>
          </table:table-cell>
          <table:table-cell office:value-type="string" calcext:value-type="string">
            <text:p>183.204.60.2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1]=&quot;&quot;; LEFT([.B151]; 3)=&quot;10.&quot;;; LEFT([.B151]; 3)=&quot;172.&quot;; LEFT([.B15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22595</text:p>
          </table:table-cell>
          <table:table-cell office:value-type="string" calcext:value-type="string">
            <text:p>212.248.62.42</text:p>
          </table:table-cell>
          <table:table-cell office:value-type="float" office:value="55.7483" calcext:value-type="float">
            <text:p>55.7483</text:p>
          </table:table-cell>
          <table:table-cell office:value-type="float" office:value="37.6171" calcext:value-type="float">
            <text:p>37.6171</text:p>
          </table:table-cell>
          <table:table-cell table:formula="of:=IF( OR([.B152]=&quot;&quot;; LEFT([.B152]; 3)=&quot;10.&quot;;; LEFT([.B152]; 3)=&quot;172.&quot;; LEFT([.B15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09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3]=&quot;&quot;; LEFT([.B153]; 3)=&quot;10.&quot;;; LEFT([.B153]; 3)=&quot;172.&quot;; LEFT([.B15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240</text:p>
          </table:table-cell>
          <table:table-cell office:value-type="string" calcext:value-type="string">
            <text:p>80.89.156.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4]=&quot;&quot;; LEFT([.B154]; 3)=&quot;10.&quot;;; LEFT([.B154]; 3)=&quot;172.&quot;; LEFT([.B15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5097</text:p>
          </table:table-cell>
          <table:table-cell office:value-type="string" calcext:value-type="string">
            <text:p>199.73.55.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5]=&quot;&quot;; LEFT([.B155]; 3)=&quot;10.&quot;;; LEFT([.B155]; 3)=&quot;172.&quot;; LEFT([.B15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86444</text:p>
          </table:table-cell>
          <table:table-cell office:value-type="string" calcext:value-type="string">
            <text:p>220.86.32.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6]=&quot;&quot;; LEFT([.B156]; 3)=&quot;10.&quot;;; LEFT([.B156]; 3)=&quot;172.&quot;; LEFT([.B15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59380</text:p>
          </table:table-cell>
          <table:table-cell office:value-type="string" calcext:value-type="string">
            <text:p>1.182.90.5</text:p>
          </table:table-cell>
          <table:table-cell office:value-type="float" office:value="42.2683" calcext:value-type="float">
            <text:p>42.2683</text:p>
          </table:table-cell>
          <table:table-cell office:value-type="float" office:value="118.9636" calcext:value-type="float">
            <text:p>118.9636</text:p>
          </table:table-cell>
          <table:table-cell table:formula="of:=IF( OR([.B157]=&quot;&quot;; LEFT([.B157]; 3)=&quot;10.&quot;;; LEFT([.B157]; 3)=&quot;172.&quot;; LEFT([.B15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40182</text:p>
          </table:table-cell>
          <table:table-cell office:value-type="string" calcext:value-type="string">
            <text:p>18.233.226.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58]=&quot;&quot;; LEFT([.B158]; 3)=&quot;10.&quot;;; LEFT([.B158]; 3)=&quot;172.&quot;; LEFT([.B15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397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59]=&quot;&quot;; LEFT([.B159]; 3)=&quot;10.&quot;;; LEFT([.B159]; 3)=&quot;172.&quot;; LEFT([.B15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3088</text:p>
          </table:table-cell>
          <table:table-cell office:value-type="string" calcext:value-type="string">
            <text:p>58.33.161.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0]=&quot;&quot;; LEFT([.B160]; 3)=&quot;10.&quot;;; LEFT([.B160]; 3)=&quot;172.&quot;; LEFT([.B16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4351</text:p>
          </table:table-cell>
          <table:table-cell office:value-type="string" calcext:value-type="string">
            <text:p>221.144.2.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1]=&quot;&quot;; LEFT([.B161]; 3)=&quot;10.&quot;;; LEFT([.B161]; 3)=&quot;172.&quot;; LEFT([.B16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31235</text:p>
          </table:table-cell>
          <table:table-cell office:value-type="string" calcext:value-type="string">
            <text:p>178.212.197.65</text:p>
          </table:table-cell>
          <table:table-cell office:value-type="float" office:value="46.4888" calcext:value-type="float">
            <text:p>46.4888</text:p>
          </table:table-cell>
          <table:table-cell office:value-type="float" office:value="30.7474" calcext:value-type="float">
            <text:p>30.7474</text:p>
          </table:table-cell>
          <table:table-cell table:formula="of:=IF( OR([.B162]=&quot;&quot;; LEFT([.B162]; 3)=&quot;10.&quot;;; LEFT([.B162]; 3)=&quot;172.&quot;; LEFT([.B16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521569</text:p>
          </table:table-cell>
          <table:table-cell office:value-type="string" calcext:value-type="string">
            <text:p>222.112.183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3]=&quot;&quot;; LEFT([.B163]; 3)=&quot;10.&quot;;; LEFT([.B163]; 3)=&quot;172.&quot;; LEFT([.B16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261</text:p>
          </table:table-cell>
          <table:table-cell office:value-type="string" calcext:value-type="string">
            <text:p>175.155.178.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4]=&quot;&quot;; LEFT([.B164]; 3)=&quot;10.&quot;;; LEFT([.B164]; 3)=&quot;172.&quot;; LEFT([.B16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3624</text:p>
          </table:table-cell>
          <table:table-cell office:value-type="string" calcext:value-type="string">
            <text:p>87.128.76.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5]=&quot;&quot;; LEFT([.B165]; 3)=&quot;10.&quot;;; LEFT([.B165]; 3)=&quot;172.&quot;; LEFT([.B16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817</text:p>
          </table:table-cell>
          <table:table-cell office:value-type="string" calcext:value-type="string">
            <text:p>83.166.229.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6]=&quot;&quot;; LEFT([.B166]; 3)=&quot;10.&quot;;; LEFT([.B166]; 3)=&quot;172.&quot;; LEFT([.B16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639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67]=&quot;&quot;; LEFT([.B167]; 3)=&quot;10.&quot;;; LEFT([.B167]; 3)=&quot;172.&quot;; LEFT([.B16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0904</text:p>
          </table:table-cell>
          <table:table-cell office:value-type="string" calcext:value-type="string">
            <text:p>119.193.190.72</text:p>
          </table:table-cell>
          <table:table-cell office:value-type="float" office:value="37.7303" calcext:value-type="float">
            <text:p>37.7303</text:p>
          </table:table-cell>
          <table:table-cell office:value-type="float" office:value="127.0672" calcext:value-type="float">
            <text:p>127.0672</text:p>
          </table:table-cell>
          <table:table-cell table:formula="of:=IF( OR([.B168]=&quot;&quot;; LEFT([.B168]; 3)=&quot;10.&quot;;; LEFT([.B168]; 3)=&quot;172.&quot;; LEFT([.B16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21135</text:p>
          </table:table-cell>
          <table:table-cell office:value-type="string" calcext:value-type="string">
            <text:p>209.195.11.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69]=&quot;&quot;; LEFT([.B169]; 3)=&quot;10.&quot;;; LEFT([.B169]; 3)=&quot;172.&quot;; LEFT([.B16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74378</text:p>
          </table:table-cell>
          <table:table-cell office:value-type="string" calcext:value-type="string">
            <text:p>115.231.84.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0]=&quot;&quot;; LEFT([.B170]; 3)=&quot;10.&quot;;; LEFT([.B170]; 3)=&quot;172.&quot;; LEFT([.B17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8125</text:p>
          </table:table-cell>
          <table:table-cell office:value-type="string" calcext:value-type="string">
            <text:p>172.22.22.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1]=&quot;&quot;; LEFT([.B171]; 3)=&quot;10.&quot;;; LEFT([.B171]; 3)=&quot;172.&quot;; LEFT([.B17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45784</text:p>
          </table:table-cell>
          <table:table-cell office:value-type="string" calcext:value-type="string">
            <text:p>184.152.161.170</text:p>
          </table:table-cell>
          <table:table-cell office:value-type="float" office:value="40.7316" calcext:value-type="float">
            <text:p>40.7316</text:p>
          </table:table-cell>
          <table:table-cell office:value-type="float" office:value="-73.9985" calcext:value-type="float">
            <text:p>-73.9985</text:p>
          </table:table-cell>
          <table:table-cell table:formula="of:=IF( OR([.B172]=&quot;&quot;; LEFT([.B172]; 3)=&quot;10.&quot;;; LEFT([.B172]; 3)=&quot;172.&quot;; LEFT([.B17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94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3]=&quot;&quot;; LEFT([.B173]; 3)=&quot;10.&quot;;; LEFT([.B173]; 3)=&quot;172.&quot;; LEFT([.B17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41</text:p>
          </table:table-cell>
          <table:table-cell office:value-type="string" calcext:value-type="string">
            <text:p>47.110.140.124</text:p>
          </table:table-cell>
          <table:table-cell office:value-type="float" office:value="30.2994" calcext:value-type="float">
            <text:p>30.2994</text:p>
          </table:table-cell>
          <table:table-cell office:value-type="float" office:value="120.1612" calcext:value-type="float">
            <text:p>120.1612</text:p>
          </table:table-cell>
          <table:table-cell table:formula="of:=IF( OR([.B174]=&quot;&quot;; LEFT([.B174]; 3)=&quot;10.&quot;;; LEFT([.B174]; 3)=&quot;172.&quot;; LEFT([.B17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5505</text:p>
          </table:table-cell>
          <table:table-cell office:value-type="string" calcext:value-type="string">
            <text:p>1.183.72.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5]=&quot;&quot;; LEFT([.B175]; 3)=&quot;10.&quot;;; LEFT([.B175]; 3)=&quot;172.&quot;; LEFT([.B175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400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6]=&quot;&quot;; LEFT([.B176]; 3)=&quot;10.&quot;;; LEFT([.B176]; 3)=&quot;172.&quot;; LEFT([.B17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06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77]=&quot;&quot;; LEFT([.B177]; 3)=&quot;10.&quot;;; LEFT([.B177]; 3)=&quot;172.&quot;; LEFT([.B17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254</text:p>
          </table:table-cell>
          <table:table-cell office:value-type="string" calcext:value-type="string">
            <text:p>119.193.190.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8]=&quot;&quot;; LEFT([.B178]; 3)=&quot;10.&quot;;; LEFT([.B178]; 3)=&quot;172.&quot;; LEFT([.B17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17341</text:p>
          </table:table-cell>
          <table:table-cell office:value-type="string" calcext:value-type="string">
            <text:p>115.68.6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79]=&quot;&quot;; LEFT([.B179]; 3)=&quot;10.&quot;;; LEFT([.B179]; 3)=&quot;172.&quot;; LEFT([.B17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2982</text:p>
          </table:table-cell>
          <table:table-cell office:value-type="string" calcext:value-type="string">
            <text:p>118.184.169.171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0]=&quot;&quot;; LEFT([.B180]; 3)=&quot;10.&quot;;; LEFT([.B180]; 3)=&quot;172.&quot;; LEFT([.B18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284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1]=&quot;&quot;; LEFT([.B181]; 3)=&quot;10.&quot;;; LEFT([.B181]; 3)=&quot;172.&quot;; LEFT([.B18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9285</text:p>
          </table:table-cell>
          <table:table-cell office:value-type="string" calcext:value-type="string">
            <text:p>172.22.20.1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2]=&quot;&quot;; LEFT([.B182]; 3)=&quot;10.&quot;;; LEFT([.B182]; 3)=&quot;172.&quot;; LEFT([.B18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4554</text:p>
          </table:table-cell>
          <table:table-cell office:value-type="string" calcext:value-type="string">
            <text:p>211.54.145.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3]=&quot;&quot;; LEFT([.B183]; 3)=&quot;10.&quot;;; LEFT([.B183]; 3)=&quot;172.&quot;; LEFT([.B183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905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4]=&quot;&quot;; LEFT([.B184]; 3)=&quot;10.&quot;;; LEFT([.B184]; 3)=&quot;172.&quot;; LEFT([.B18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948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5]=&quot;&quot;; LEFT([.B185]; 3)=&quot;10.&quot;;; LEFT([.B185]; 3)=&quot;172.&quot;; LEFT([.B18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97</text:p>
          </table:table-cell>
          <table:table-cell office:value-type="string" calcext:value-type="string">
            <text:p>120.31.142.19</text:p>
          </table:table-cell>
          <table:table-cell office:value-type="float" office:value="34.7732" calcext:value-type="float">
            <text:p>34.7732</text:p>
          </table:table-cell>
          <table:table-cell office:value-type="float" office:value="113.722" calcext:value-type="float">
            <text:p>113.722</text:p>
          </table:table-cell>
          <table:table-cell table:formula="of:=IF( OR([.B186]=&quot;&quot;; LEFT([.B186]; 3)=&quot;10.&quot;;; LEFT([.B186]; 3)=&quot;172.&quot;; LEFT([.B186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95915</text:p>
          </table:table-cell>
          <table:table-cell office:value-type="string" calcext:value-type="string">
            <text:p>180.119.136.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7]=&quot;&quot;; LEFT([.B187]; 3)=&quot;10.&quot;;; LEFT([.B187]; 3)=&quot;172.&quot;; LEFT([.B18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1624</text:p>
          </table:table-cell>
          <table:table-cell office:value-type="string" calcext:value-type="string">
            <text:p>208.103.134.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88]=&quot;&quot;; LEFT([.B188]; 3)=&quot;10.&quot;;; LEFT([.B188]; 3)=&quot;172.&quot;; LEFT([.B188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82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89]=&quot;&quot;; LEFT([.B189]; 3)=&quot;10.&quot;;; LEFT([.B189]; 3)=&quot;172.&quot;; LEFT([.B18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1644</text:p>
          </table:table-cell>
          <table:table-cell office:value-type="string" calcext:value-type="string">
            <text:p>61.164.110.2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0]=&quot;&quot;; LEFT([.B190]; 3)=&quot;10.&quot;;; LEFT([.B190]; 3)=&quot;172.&quot;; LEFT([.B19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1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1]=&quot;&quot;; LEFT([.B191]; 3)=&quot;10.&quot;;; LEFT([.B191]; 3)=&quot;172.&quot;; LEFT([.B191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31</text:p>
          </table:table-cell>
          <table:table-cell office:value-type="string" calcext:value-type="string">
            <text:p>47.252.15.25,172.17.32.101</text:p>
          </table:table-cell>
          <table:table-cell office:value-type="float" office:value="38.6583" calcext:value-type="float">
            <text:p>38.6583</text:p>
          </table:table-cell>
          <table:table-cell office:value-type="float" office:value="-77.2481" calcext:value-type="float">
            <text:p>-77.2481</text:p>
          </table:table-cell>
          <table:table-cell table:formula="of:=IF( OR([.B192]=&quot;&quot;; LEFT([.B192]; 3)=&quot;10.&quot;;; LEFT([.B192]; 3)=&quot;172.&quot;; LEFT([.B19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3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3]=&quot;&quot;; LEFT([.B193]; 3)=&quot;10.&quot;;; LEFT([.B193]; 3)=&quot;172.&quot;; LEFT([.B19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08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4]=&quot;&quot;; LEFT([.B194]; 3)=&quot;10.&quot;;; LEFT([.B194]; 3)=&quot;172.&quot;; LEFT([.B194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49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5]=&quot;&quot;; LEFT([.B195]; 3)=&quot;10.&quot;;; LEFT([.B195]; 3)=&quot;172.&quot;; LEFT([.B19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717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6]=&quot;&quot;; LEFT([.B196]; 3)=&quot;10.&quot;;; LEFT([.B196]; 3)=&quot;172.&quot;; LEFT([.B19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80480</text:p>
          </table:table-cell>
          <table:table-cell office:value-type="string" calcext:value-type="string">
            <text:p>94.231.78.1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197]=&quot;&quot;; LEFT([.B197]; 3)=&quot;10.&quot;;; LEFT([.B197]; 3)=&quot;172.&quot;; LEFT([.B19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72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198]=&quot;&quot;; LEFT([.B198]; 3)=&quot;10.&quot;;; LEFT([.B198]; 3)=&quot;172.&quot;; LEFT([.B19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65280</text:p>
          </table:table-cell>
          <table:table-cell office:value-type="string" calcext:value-type="string">
            <text:p>121.167.253.134</text:p>
          </table:table-cell>
          <table:table-cell office:value-type="float" office:value="37.4944" calcext:value-type="float">
            <text:p>37.4944</text:p>
          </table:table-cell>
          <table:table-cell office:value-type="float" office:value="126.8673" calcext:value-type="float">
            <text:p>126.8673</text:p>
          </table:table-cell>
          <table:table-cell table:formula="of:=IF( OR([.B199]=&quot;&quot;; LEFT([.B199]; 3)=&quot;10.&quot;;; LEFT([.B199]; 3)=&quot;172.&quot;; LEFT([.B19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09739</text:p>
          </table:table-cell>
          <table:table-cell office:value-type="string" calcext:value-type="string">
            <text:p>106.115.185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0]=&quot;&quot;; LEFT([.B200]; 3)=&quot;10.&quot;;; LEFT([.B200]; 3)=&quot;172.&quot;; LEFT([.B20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18407</text:p>
          </table:table-cell>
          <table:table-cell office:value-type="string" calcext:value-type="string">
            <text:p>61.240.206.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1]=&quot;&quot;; LEFT([.B201]; 3)=&quot;10.&quot;;; LEFT([.B201]; 3)=&quot;172.&quot;; LEFT([.B20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050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2]=&quot;&quot;; LEFT([.B202]; 3)=&quot;10.&quot;;; LEFT([.B202]; 3)=&quot;172.&quot;; LEFT([.B202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323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3]=&quot;&quot;; LEFT([.B203]; 3)=&quot;10.&quot;;; LEFT([.B203]; 3)=&quot;172.&quot;; LEFT([.B20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10001</text:p>
          </table:table-cell>
          <table:table-cell office:value-type="string" calcext:value-type="string">
            <text:p>8.209.65.6,172.18.41.11</text:p>
          </table:table-cell>
          <table:table-cell office:value-type="float" office:value="50.1188" calcext:value-type="float">
            <text:p>50.1188</text:p>
          </table:table-cell>
          <table:table-cell office:value-type="float" office:value="8.6843" calcext:value-type="float">
            <text:p>8.6843</text:p>
          </table:table-cell>
          <table:table-cell table:formula="of:=IF( OR([.B204]=&quot;&quot;; LEFT([.B204]; 3)=&quot;10.&quot;;; LEFT([.B204]; 3)=&quot;172.&quot;; LEFT([.B20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239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5]=&quot;&quot;; LEFT([.B205]; 3)=&quot;10.&quot;;; LEFT([.B205]; 3)=&quot;172.&quot;; LEFT([.B20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19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6]=&quot;&quot;; LEFT([.B206]; 3)=&quot;10.&quot;;; LEFT([.B206]; 3)=&quot;172.&quot;; LEFT([.B20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01300</text:p>
          </table:table-cell>
          <table:table-cell office:value-type="string" calcext:value-type="string">
            <text:p>77.196.141.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7]=&quot;&quot;; LEFT([.B207]; 3)=&quot;10.&quot;;; LEFT([.B207]; 3)=&quot;172.&quot;; LEFT([.B207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7526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08]=&quot;&quot;; LEFT([.B208]; 3)=&quot;10.&quot;;; LEFT([.B208]; 3)=&quot;172.&quot;; LEFT([.B20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33080</text:p>
          </table:table-cell>
          <table:table-cell office:value-type="string" calcext:value-type="string">
            <text:p>221.144.2.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09]=&quot;&quot;; LEFT([.B209]; 3)=&quot;10.&quot;;; LEFT([.B209]; 3)=&quot;172.&quot;; LEFT([.B209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9002</text:p>
          </table:table-cell>
          <table:table-cell office:value-type="string" calcext:value-type="string">
            <text:p>172.23.1.181,125.77.198.2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0]=&quot;&quot;; LEFT([.B210]; 3)=&quot;10.&quot;;; LEFT([.B210]; 3)=&quot;172.&quot;; LEFT([.B210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272</text:p>
          </table:table-cell>
          <table:table-cell office:value-type="string" calcext:value-type="string">
            <text:p>172.16.11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1]=&quot;&quot;; LEFT([.B211]; 3)=&quot;10.&quot;;; LEFT([.B211]; 3)=&quot;172.&quot;; LEFT([.B211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155864</text:p>
          </table:table-cell>
          <table:table-cell office:value-type="string" calcext:value-type="string">
            <text:p>209.133.126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2]=&quot;&quot;; LEFT([.B212]; 3)=&quot;10.&quot;;; LEFT([.B212]; 3)=&quot;172.&quot;; LEFT([.B212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1346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IF( OR([.B213]=&quot;&quot;; LEFT([.B213]; 3)=&quot;10.&quot;;; LEFT([.B213]; 3)=&quot;172.&quot;; LEFT([.B213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042567</text:p>
          </table:table-cell>
          <table:table-cell office:value-type="string" calcext:value-type="string">
            <text:p>61.164.110.2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[.B214]=&quot;&quot;; LEFT([.B214]; 3)=&quot;10.&quot;;; LEFT([.B214]; 3)=&quot;172.&quot;; LEFT([.B214]; 3)=&quot;192.&quot;) ;0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5]=&quot;&quot;; LEFT([.B215]; 3)=&quot;10.&quot;;; LEFT([.B215]; 3)=&quot;172.&quot;; LEFT([.B215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6]=&quot;&quot;; LEFT([.B216]; 3)=&quot;10.&quot;;; LEFT([.B216]; 3)=&quot;172.&quot;; LEFT([.B216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7]=&quot;&quot;; LEFT([.B217]; 3)=&quot;10.&quot;;; LEFT([.B217]; 3)=&quot;172.&quot;; LEFT([.B217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8]=&quot;&quot;; LEFT([.B218]; 3)=&quot;10.&quot;;; LEFT([.B218]; 3)=&quot;172.&quot;; LEFT([.B218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19]=&quot;&quot;; LEFT([.B219]; 3)=&quot;10.&quot;;; LEFT([.B219]; 3)=&quot;172.&quot;; LEFT([.B219]; 3)=&quot;192.&quot;) ;0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IF( OR([.B220]=&quot;&quot;; LEFT([.B220]; 3)=&quot;10.&quot;;; LEFT([.B220]; 3)=&quot;172.&quot;; LEFT([.B220]; 3)=&quot;192.&quot;) ;0;1)" office:value-type="float" office:value="0" calcext:value-type="float">
            <text:p>0</text:p>
          </table:table-cell>
          <table:table-cell table:number-columns-repeated="4"/>
        </table:table-row>
      </table:table>
      <table:table table:name="ripe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48:41.354672686</meta:creation-date>
    <dc:date>2021-09-27T12:32:30.441191752</dc:date>
    <meta:editing-duration>PT1H10M37S</meta:editing-duration>
    <meta:editing-cycles>2</meta:editing-cycles>
    <meta:generator>LibreOffice/7.1.4.2$Linux_X86_64 LibreOffice_project/10$Build-2</meta:generator>
    <meta:document-statistic meta:table-count="2" meta:cell-count="1058" meta:object-count="0"/>
  </office:meta>
</office:document-meta>
</file>